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1.0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afafa" fo:border="0.74pt solid #000000"/>
      <style:map style:condition="cell-content()=250" style:apply-style-name="Untitled1" style:base-cell-address="Sheet1.B2"/>
      <style:map style:condition="cell-content()=100" style:apply-style-name="Untitled2" style:base-cell-address="Sheet1.B2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646464" fo:border="0.74pt solid #000000"/>
      <style:text-properties fo:color="#ffffff"/>
    </style:style>
    <style:style style:name="ce5" style:family="table-cell" style:parent-style-name="Default">
      <style:table-cell-properties fo:background-color="#969696" fo:border="0.74pt solid #000000"/>
    </style:style>
    <style:style style:name="ce6" style:family="table-cell" style:parent-style-name="Default">
      <style:table-cell-properties fo:background-color="#c8c8c8" fo:border="0.74pt solid #000000"/>
    </style:style>
    <style:style style:name="ce7" style:family="table-cell" style:parent-style-name="Default">
      <style:table-cell-properties fo:background-color="#000000" fo:border="0.74pt solid #000000"/>
    </style:style>
    <style:style style:name="ce8" style:family="table-cell" style:parent-style-name="Default">
      <style:table-cell-properties fo:background-color="#323232" fo:border="0.74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</style:style>
    <style:style style:name="ce21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9" table:style-name="ce13" office:value-type="float" office:value="250" calcext:value-type="float">
            <text:p>250</text:p>
          </table:table-cell>
          <table:table-cell/>
          <table:table-cell table:style-name="ce17" office:value-type="float" office:value="0" calcext:value-type="float" table:number-columns-spanned="1" table:number-rows-spanned="4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2" calcext:value-type="float">
            <text:p>2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17" office:value-type="float" office:value="1" calcext:value-type="float" table:number-columns-spanned="1" table:number-rows-spanned="5">
            <text:p>1</text:p>
          </table:table-cell>
          <table:table-cell table:number-columns-repeated="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250" calcext:value-type="float">
            <text:p>250</text:p>
          </table:table-cell>
          <table:table-cell/>
          <table:covered-table-cell/>
          <table:table-cell table:style-name="ce22" office:value-type="float" office:value="3" calcext:value-type="float">
            <text:p>3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covered-table-cell/>
          <table:table-cell table:number-columns-repeated="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8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covered-table-cell/>
          <table:table-cell table:number-columns-repeated="2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table-cell table:style-name="ce17" office:value-type="float" office:value="2" calcext:value-type="float" table:number-columns-spanned="1" table:number-rows-spanned="5">
            <text:p>2</text:p>
          </table:table-cell>
          <table:table-cell table:style-name="ce18" office:value-type="float" office:value="5" calcext:value-type="float">
            <text:p>5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covered-table-cell/>
          <table:table-cell table:number-columns-repeated="2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6" calcext:value-type="float">
            <text:p>6</text:p>
          </table:table-cell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covered-table-cell/>
          <table:table-cell table:number-columns-repeated="2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5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8" calcext:value-type="float">
            <text:p>8</text:p>
          </table:table-cell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style-name="ce17" office:value-type="float" office:value="3" calcext:value-type="float" table:number-columns-spanned="1" table:number-rows-spanned="4">
            <text:p>3</text:p>
          </table:table-cell>
          <table:table-cell table:number-columns-repeated="2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table:style-name="ce22" office:value-type="float" office:value="9" calcext:value-type="float">
            <text:p>9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covered-table-cell/>
          <table:table-cell table:number-columns-repeated="21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/>
          <table:table-cell table:style-name="ce17" office:value-type="float" office:value="4" calcext:value-type="float" table:number-columns-spanned="1" table:number-rows-spanned="4">
            <text:p>4</text:p>
          </table:table-cell>
          <table:table-cell table:style-name="ce18" office:value-type="float" office:value="10" calcext:value-type="float">
            <text:p>10</text:p>
          </table:table-cell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covered-table-cell/>
          <table:table-cell table:number-columns-repeated="21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1" calcext:value-type="float">
            <text:p>11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covered-table-cell/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5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2" calcext:value-type="float">
            <text:p>12</text:p>
          </table:table-cell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17" office:value-type="float" office:value="5" calcext:value-type="float" table:number-columns-spanned="1" table:number-rows-spanned="4">
            <text:p>5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6"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4" table:style-name="ce13" office:value-type="float" office:value="250" calcext:value-type="float">
            <text:p>250</text:p>
          </table:table-cell>
          <table:table-cell/>
          <table:covered-table-cell/>
          <table:table-cell table:style-name="ce22" office:value-type="float" office:value="13" calcext:value-type="float">
            <text:p>13</text:p>
          </table:table-cell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covered-table-cell table:style-name="ce23"/>
          <table:table-cell table:number-columns-repeated="21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4" table:style-name="ce13" office:value-type="float" office:value="150" calcext:value-type="float">
            <text:p>1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table-cell table:style-name="ce17" office:value-type="float" office:value="6" calcext:value-type="float" table:number-columns-spanned="1" table:number-rows-spanned="4">
            <text:p>6</text:p>
          </table:table-cell>
          <table:table-cell table:style-name="ce18" office:value-type="float" office:value="14" calcext:value-type="float">
            <text:p>14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covered-table-cell table:style-name="ce23"/>
          <table:table-cell table:number-columns-repeated="21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5" calcext:value-type="float">
            <text:p>15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covered-table-cell table:style-name="ce23"/>
          <table:table-cell table:number-columns-repeated="21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/>
          <table:covered-table-cell/>
          <table:table-cell office:value-type="float" office:value="16" calcext:value-type="float">
            <text:p>16</text:p>
          </table:table-cell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3" office:value-type="float" office:value="322" calcext:value-type="float">
            <text:p>322</text:p>
          </table:table-cell>
          <table:table-cell table:style-name="ce17" office:value-type="float" office:value="7" calcext:value-type="float" table:number-columns-spanned="1" table:number-rows-spanned="3">
            <text:p>7</text:p>
          </table:table-cell>
          <table:table-cell table:number-columns-repeated="21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10" table:style-name="ce13" office:value-type="float" office:value="100" calcext:value-type="float">
            <text:p>10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6"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/>
          <table:covered-table-cell/>
          <table:table-cell table:style-name="ce22" office:value-type="float" office:value="17" calcext:value-type="float">
            <text:p>17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covered-table-cell table:style-name="ce23"/>
          <table:table-cell table:number-columns-repeated="2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9" table:style-name="ce13" office:value-type="float" office:value="250" calcext:value-type="float">
            <text:p>25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60" calcext:value-type="float">
            <text:p>360</text:p>
          </table:table-cell>
          <table:covered-table-cell table:style-name="ce23"/>
          <table:table-cell table:number-columns-repeated="21"/>
        </table:table-row>
        <table:table-row table:style-name="ro1">
          <table:table-cell table:number-columns-repeated="23"/>
          <table:table-cell table:style-name="ce17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/>
          <table:table-cell table:style-name="ce17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ce17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26"/>
          <table:table-cell table:style-name="ce17" office:value-type="float" office:value="6" calcext:value-type="float" table:number-columns-spanned="4" table:number-rows-spanned="1">
            <text:p>6</text:p>
          </table:table-cell>
          <table:covered-table-cell table:number-columns-repeated="3" table:style-name="ce26"/>
          <table:table-cell table:style-name="ce26"/>
          <table:table-cell table:number-columns-repeated="22"/>
        </table:table-row>
        <table:table-row table:style-name="ro1">
          <table:table-cell table:number-columns-repeated="25"/>
          <table:table-cell table:style-name="ce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/>
          <table:table-cell table:style-name="ce17" office:value-type="float" office:value="3" calcext:value-type="float" table:number-columns-spanned="4" table:number-rows-spanned="1">
            <text:p>3</text:p>
          </table:table-cell>
          <table:covered-table-cell/>
          <table:covered-table-cell table:number-columns-repeated="2" table:style-name="ce26"/>
          <table:table-cell table:style-name="ce17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6"/>
          <table:table-cell table:style-name="ce17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26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/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/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/>
          <table:table-cell table:style-name="ce4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/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/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76" calcext:value-type="float">
            <text:p>7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/>
          <table:table-cell table:style-name="ce4" office:value-type="float" office:value="78" calcext:value-type="float">
            <text:p>7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/>
          <table:table-cell table:style-name="ce4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/>
          <table:table-cell table:style-name="ce4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/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/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/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/>
          <table:table-cell table:style-name="ce3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/>
          <table:table-cell table:style-name="ce4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/>
          <table:table-cell table:style-name="ce3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14" calcext:value-type="float">
            <text:p>11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/>
          <table:table-cell table:style-name="ce4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/>
          <table:table-cell table:style-name="ce3" office:value-type="float" office:value="122" calcext:value-type="float">
            <text:p>122</text:p>
          </table:table-cell>
          <table:table-cell table:style-name="ce5" office:value-type="float" office:value="123" calcext:value-type="float">
            <text:p>12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/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 table:style-name="ce7" office:value-type="float" office:value="129" calcext:value-type="float">
            <text:p>1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" calcext:value-type="float">
            <text:p>13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133" calcext:value-type="float">
            <text:p>133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/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4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/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42" calcext:value-type="float">
            <text:p>142</text:p>
          </table:table-cell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/>
          <table:table-cell table:style-name="ce4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/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/>
          <table:table-cell table:style-name="ce3" office:value-type="float" office:value="147" calcext:value-type="float">
            <text:p>147</text:p>
          </table:table-cell>
          <table:table-cell table:style-name="ce7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/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/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/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152" calcext:value-type="float">
            <text:p>152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/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/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/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/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/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/>
          <table:table-cell table:style-name="ce3" office:value-type="float" office:value="166" calcext:value-type="float">
            <text:p>166</text:p>
          </table:table-cell>
          <table:table-cell table:style-name="ce7" office:value-type="float" office:value="167" calcext:value-type="float">
            <text:p>16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0" calcext:value-type="float">
            <text:p>17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171" calcext:value-type="float">
            <text:p>17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/>
          <table:table-cell table:style-name="ce4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/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/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/>
          <table:table-cell table:style-name="ce4" office:value-type="float" office:value="181" calcext:value-type="float">
            <text:p>181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/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184" calcext:value-type="float">
            <text:p>184</text:p>
          </table:table-cell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/>
          <table:table-cell table:style-name="ce3" office:value-type="float" office:value="185" calcext:value-type="float">
            <text:p>185</text:p>
          </table:table-cell>
          <table:table-cell table:style-name="ce7" office:value-type="float" office:value="186" calcext:value-type="float">
            <text:p>186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/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/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/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/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/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/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/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/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/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/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table:style-name="ce3" office:value-type="float" office:value="304" calcext:value-type="float">
            <text:p>304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/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/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/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/>
          <table:table-cell table:style-name="ce4" office:value-type="float" office:value="314" calcext:value-type="float">
            <text:p>314</text:p>
          </table:table-cell>
          <table:table-cell table:style-name="ce3" office:value-type="float" office:value="315" calcext:value-type="float">
            <text:p>315</text:p>
          </table:table-cell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/>
          <table:table-cell table:style-name="ce5" office:value-type="float" office:value="316" calcext:value-type="float">
            <text:p>316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/>
          <table:table-cell table:style-name="ce8" office:value-type="float" office:value="318" calcext:value-type="float">
            <text:p>318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/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21" calcext:value-type="float">
            <text:p>321</text:p>
          </table:table-cell>
          <table:table-cell table:style-name="ce3" office:value-type="float" office:value="322" calcext:value-type="float">
            <text:p>32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23" calcext:value-type="float">
            <text:p>32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/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/>
          <table:table-cell table:style-name="ce4" office:value-type="float" office:value="328" calcext:value-type="float">
            <text:p>328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/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/>
          <table:table-cell table:style-name="ce4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/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/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/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40" calcext:value-type="float">
            <text:p>340</text:p>
          </table:table-cell>
          <table:table-cell table:style-name="ce3" office:value-type="float" office:value="341" calcext:value-type="float">
            <text:p>341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/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/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/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/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/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/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60" calcext:value-type="float">
            <text:p>360</text:p>
          </table:table-cell>
          <table:table-cell table:number-columns-repeated="2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9" office:value-type="string" calcext:value-type="string">
            <text:p>&gt;=250</text:p>
          </table:table-cell>
          <table:table-cell table:formula="of:=COUNTIF([.$D$72:.$F$74];[.AT71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72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73])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74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75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76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8:.$F$80];[.AT77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8:.$F$80];[.AT78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8:.$F$80];[.AT79])" office:value-type="float" office:value="4" calcext:value-type="float">
            <text:p>4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8:.$F$80];[.AT80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8:.$F$80];[.AT81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8:.$F$80];[.AT82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84:.$F$86];[.AT83])" office:value-type="float" office:value="3" calcext:value-type="float">
            <text:p>3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84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85])" office:value-type="float" office:value="6" calcext:value-type="float">
            <text:p>6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00</text:p>
          </table:table-cell>
          <table:table-cell table:formula="of:=COUNTIF([.$D$72:.$F$74];[.AT86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87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88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90:.$F$91];[.AT89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0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1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92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93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94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96:.$F$97];[.AT95])" office:value-type="float" office:value="2" calcext:value-type="float">
            <text:p>2</text:p>
          </table:table-cell>
          <table:table-cell table:number-columns-repeated="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96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00" calcext:value-type="float">
            <text:p>20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97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98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99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00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2:.$F$74];[.AT101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3" table:style-name="ce13" office:value-type="float" office:value="200" calcext:value-type="float">
            <text:p>2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2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3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104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105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06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2:.$F$74];[.AT107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08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50" calcext:value-type="float">
            <text:p>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09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110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111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12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19" office:value-type="string" calcext:value-type="string">
            <text:p>&gt;=250</text:p>
          </table:table-cell>
          <table:table-cell table:formula="of:=COUNTIF([.$D$72:.$F$74];[.AT113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3" table:style-name="ce13" office:value-type="float" office:value="100" calcext:value-type="float">
            <text:p>100</text:p>
          </table:table-cell>
          <table:table-cell table:number-columns-repeated="3"/>
          <table:table-cell table:number-columns-repeated="2" table:style-name="ce13" office:value-type="float" office:value="100" calcext:value-type="float">
            <text:p>100</text:p>
          </table:table-cell>
          <table:table-cell table:number-columns-repeated="3"/>
          <table:table-cell table:style-name="ce13" office:value-type="float" office:value="250" calcext:value-type="float">
            <text:p>250</text:p>
          </table:table-cell>
          <table:table-cell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number-columns-repeated="2" table:style-name="ce13" office:value-type="float" office:value="150" calcext:value-type="float">
            <text:p>150</text:p>
          </table:table-cell>
          <table:table-cell table:number-columns-repeated="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200</text:p>
          </table:table-cell>
          <table:table-cell table:formula="of:=COUNTIF([.$D$72:.$F$74];[.AT114])" office:value-type="float" office:value="5" calcext:value-type="float">
            <text:p>5</text:p>
          </table:table-cell>
          <table:table-cell table:number-columns-repeated="17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3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3"/>
          <table:table-cell table:number-columns-repeated="2" table:style-name="ce13" office:value-type="float" office:value="250" calcext:value-type="float">
            <text:p>250</text:p>
          </table:table-cell>
          <table:table-cell table:number-columns-repeated="2"/>
          <table:table-cell table:style-name="ce20" office:value-type="string" calcext:value-type="string">
            <text:p>&gt;=150</text:p>
          </table:table-cell>
          <table:table-cell table:formula="of:=COUNTIF([.$D$72:.$F$74];[.AT115])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100</text:p>
          </table:table-cell>
          <table:table-cell table:formula="of:=COUNTIF([.$D$72:.$F$74];[.AT116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0" office:value-type="string" calcext:value-type="string">
            <text:p>&gt;=50</text:p>
          </table:table-cell>
          <table:table-cell table:formula="of:=COUNTIF([.$D$72:.$F$74];[.AT117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45"/>
          <table:table-cell table:style-name="ce21" office:value-type="string" calcext:value-type="string">
            <text:p>&gt;=0</text:p>
          </table:table-cell>
          <table:table-cell table:formula="of:=COUNTIF([.$D$72:.$F$74];[.AT118])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4"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4"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4"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34"/>
        </table:table-row>
        <table:table-row table:style-name="ro1">
          <table:table-cell table:number-columns-repeated="5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4"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34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table:number-columns-repeated="4"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45"/>
        </table:table-row>
        <table:table-row table:style-name="ro1">
          <table:table-cell table:number-columns-repeated="4"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45"/>
        </table:table-row>
        <table:table-row table:style-name="ro1">
          <table:table-cell table:number-columns-repeated="4"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4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number-columns-repeated="42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number-columns-repeated="42"/>
        </table:table-row>
        <table:table-row table:style-name="ro1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number-columns-repeated="42"/>
        </table:table-row>
        <table:table-row table:style-name="ro1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number-columns-repeated="4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/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/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/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/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/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/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/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/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/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/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/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/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/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/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/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/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/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/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/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/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/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/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/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/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/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/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/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23"/>
        </table:table-row>
        <table:table-row table:style-name="ro1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/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/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/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/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/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/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2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3" office:value-type="float" office:value="190" calcext:value-type="float">
            <text:p>190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06" calcext:value-type="float">
            <text:p>20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08" calcext:value-type="float">
            <text:p>208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09" calcext:value-type="float">
            <text:p>20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1" calcext:value-type="float">
            <text:p>211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9" calcext:value-type="float">
            <text:p>219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4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30" calcext:value-type="float">
            <text:p>230</text:p>
          </table:table-cell>
          <table:table-cell table:style-name="ce6" office:value-type="float" office:value="231" calcext:value-type="float">
            <text:p>231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float" office:value="235" calcext:value-type="float">
            <text:p>235</text:p>
          </table:table-cell>
          <table:table-cell table:style-name="ce6" office:value-type="float" office:value="236" calcext:value-type="float">
            <text:p>23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47" calcext:value-type="float">
            <text:p>247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9" calcext:value-type="float">
            <text:p>24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55" calcext:value-type="float">
            <text:p>25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1" calcext:value-type="float">
            <text:p>26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5" calcext:value-type="float">
            <text:p>265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66" calcext:value-type="float">
            <text:p>26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6" calcext:value-type="float">
            <text:p>276</text:p>
          </table:table-cell>
          <table:table-cell table:style-name="ce3" office:value-type="float" office:value="277" calcext:value-type="float">
            <text:p>2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81" calcext:value-type="float">
            <text:p>28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84" calcext:value-type="float">
            <text:p>284</text:p>
          </table:table-cell>
          <table:table-cell table:number-columns-repeated="44"/>
        </table:table-row>
        <table:table-row table:style-name="ro1">
          <table:table-cell/>
          <table:table-cell table:style-name="ce3" office:value-type="float" office:value="285" calcext:value-type="float">
            <text:p>285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95" calcext:value-type="float">
            <text:p>295</text:p>
          </table:table-cell>
          <table:table-cell table:style-name="ce3" office:value-type="float" office:value="296" calcext:value-type="float">
            <text:p>296</text:p>
          </table:table-cell>
          <table:table-cell table:style-name="ce5" office:value-type="float" office:value="297" calcext:value-type="float">
            <text:p>297</text:p>
          </table:table-cell>
          <table:table-cell table:style-name="ce8" office:value-type="float" office:value="298" calcext:value-type="float">
            <text:p>298</text:p>
          </table:table-cell>
          <table:table-cell table:style-name="ce8" office:value-type="float" office:value="299" calcext:value-type="float">
            <text:p>299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303" calcext:value-type="float">
            <text:p>303</text:p>
          </table:table-cell>
          <table:table-cell table:number-columns-repeated="44"/>
        </table:table-row>
        <calcext:conditional-formats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 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1" calcext:value="=250" calcext:base-cell-address="Sheet1.B2"/>
            <calcext:condition calcext:apply-style-name="Untitled2" calcext:value="=100" calcext:base-cell-address="Sheet1.B2"/>
          </calcext:conditional-format>
          <calcext:conditional-format calcext:target-range-address="Sheet1.B2:Sheet1.T20 Sheet1.D72:Sheet1.F74 Sheet1.J72:Sheet1.L74 Sheet1.P72:Sheet1.R74 Sheet1.V72:Sheet1.W74 Sheet1.AA72:Sheet1.AB74 Sheet1.AF72:Sheet1.AG74 Sheet1.AK72:Sheet1.AL74 Sheet1.AP72:Sheet1.AQ74 Sheet1.D78:Sheet1.F80 Sheet1.J78:Sheet1.L80 Sheet1.P78:Sheet1.R80 Sheet1.V78:Sheet1.W80 Sheet1.AA78:Sheet1.AB80 Sheet1.AF78:Sheet1.AG80 Sheet1.AK78:Sheet1.AL80 Sheet1.AP78:Sheet1.AQ80 Sheet1.D84:Sheet1.F86 Sheet1.J84:Sheet1.L86 Sheet1.P84:Sheet1.R86 Sheet1.V84:Sheet1.W86 Sheet1.AA84:Sheet1.AB86 Sheet1.AF84:Sheet1.AG86 Sheet1.AK84:Sheet1.AL86 Sheet1.AP84:Sheet1.AQ86 Sheet1.D114:Sheet1.F115 Sheet1.J114:Sheet1.L115 Sheet1.P114:Sheet1.R115 Sheet1.V114:Sheet1.W115 Sheet1.AA114:Sheet1.AB115 Sheet1.AF114:Sheet1.AG115 Sheet1.AK114:Sheet1.AL115 Sheet1.AP114:Sheet1.AQ115 Sheet1.D90:Sheet1.F91 Sheet1.J90:Sheet1.L91 Sheet1.P90:Sheet1.R91 Sheet1.V90:Sheet1.W91 Sheet1.AA90:Sheet1.AB91 Sheet1.AF90:Sheet1.AG91 Sheet1.AK90:Sheet1.AL91 Sheet1.AP90:Sheet1.AQ91 Sheet1.D108:Sheet1.F109 Sheet1.J108:Sheet1.L109 Sheet1.P108:Sheet1.R109 Sheet1.V108:Sheet1.W109 Sheet1.AA108:Sheet1.AB109 Sheet1.AF108:Sheet1.AG109 Sheet1.AK108:Sheet1.AL109 Sheet1.AP108:Sheet1.AQ109 Sheet1.D102:Sheet1.F103 Sheet1.J102:Sheet1.L103 Sheet1.P102:Sheet1.R103 Sheet1.V102:Sheet1.W103 Sheet1.AA102:Sheet1.AB103 Sheet1.AF102:Sheet1.AG103 Sheet1.AK102:Sheet1.AL103 Sheet1.AP102:Sheet1.AQ103 Sheet1.D96:Sheet1.F97 Sheet1.J96:Sheet1.L97 Sheet1.P96:Sheet1.R97 Sheet1.V96:Sheet1.W97 Sheet1.AA96:Sheet1.AB97 Sheet1.AF96:Sheet1.AG97 Sheet1.AK96:Sheet1.AL97 Sheet1.AP96:Sheet1.AQ97">
            <calcext:condition calcext:apply-style-name="Untitled3" calcext:value="=0" calcext:base-cell-address="Sheet1.B2"/>
            <calcext:condition calcext:apply-style-name="Untitled4" calcext:value="=50" calcext:base-cell-address="Sheet1.B2"/>
            <calcext:condition calcext:apply-style-name="Untitled5" calcext:value="=100" calcext:base-cell-address="Sheet1.B2"/>
            <calcext:condition calcext:apply-style-name="Untitled6" calcext:value="=150" calcext:base-cell-address="Sheet1.B2"/>
            <calcext:condition calcext:apply-style-name="Untitled7" calcext:value="=200" calcext:base-cell-address="Sheet1.B2"/>
            <calcext:condition calcext:apply-style-name="Untitled8" calcext:value="=200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ffffff"/>
    </style:style>
    <style:style style:name="Untitled2" style:family="table-cell" style:parent-style-name="Default">
      <style:table-cell-properties fo:background-color="#646464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323232"/>
    </style:style>
    <style:style style:name="Untitled5" style:family="table-cell" style:parent-style-name="Default">
      <style:table-cell-properties fo:background-color="#646464"/>
    </style:style>
    <style:style style:name="Untitled6" style:family="table-cell" style:parent-style-name="Default">
      <style:table-cell-properties fo:background-color="#969696"/>
    </style:style>
    <style:style style:name="Untitled7" style:family="table-cell" style:parent-style-name="Default">
      <style:table-cell-properties fo:background-color="#c8c8c8"/>
    </style:style>
    <style:style style:name="Untitled8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9-09T21:17:49.180858795</meta:creation-date>
    <dc:date>2025-11-08T02:42:34.253000000</dc:date>
    <meta:editing-duration>PT1H21M29S</meta:editing-duration>
    <meta:editing-cycles>6</meta:editing-cycles>
    <meta:generator>LibreOffice/6.4.5.2$Windows_X86_64 LibreOffice_project/a726b36747cf2001e06b58ad5db1aa3a9a1872d6</meta:generator>
    <meta:document-statistic meta:table-count="1" meta:cell-count="3059" meta:object-count="0"/>
  </office:meta>
</office:document-meta>
</file>